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fill-gradient-name="Linear_20_blue_2f_white" draw:fill-image-width="0cm" draw:fill-image-height="0cm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solid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fill="gradient" draw:fill-gradient-name="Linear_20_blue_2f_white" draw:fill-image-width="0cm" draw:fill-image-height="0cm" draw:textarea-horizontal-align="center" draw:textarea-vertical-align="middle" draw:shadow="hidden"/>
    </style:style>
    <style:style style:name="gr6" style:family="graphic" style:parent-style-name="standard">
      <style:graphic-properties draw:stroke="none" svg:stroke-color="#000000" draw:fill="none" draw:fill-color="#ffffff" draw:fill-gradient-name="Linear_20_blue_2f_white" draw:fill-image-width="0cm" draw:fill-image-height="0cm" draw:textarea-horizontal-align="left" draw:auto-grow-height="true" draw:auto-grow-width="false" fo:min-height="1.85cm" fo:min-width="6.485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726cm" svg:height="20.533cm" svg:x="1.229cm" svg:y="3.327cm">
          <text:p/>
          <draw:enhanced-geometry svg:viewBox="0 0 21600 21600" draw:path-stretchpoint-x="10800" draw:path-stretchpoint-y="10800" draw:text-areas="?f3 ?f4 ?f5 ?f6" draw:type="round-rectangle" draw:modifiers="1138.474364318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1" draw:layer="layout" svg:width="6.35cm" svg:height="1.27cm" svg:x="8.148cm" svg:y="1.635cm">
          <text:p text:style-name="P1"><text:span text:style-name="T1">Initialization Modu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2" draw:layer="layout" svg:width="6.985cm" svg:height="1.465cm" svg:x="7.83cm" svg:y="3.98cm">
          <text:p text:style-name="P1"><text:span text:style-name="T1">Nearest Neighboring Particle Searc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3" draw:layer="layout" svg:width="7.62cm" svg:height="1.685cm" svg:x="7.516cm" svg:y="6.535cm">
          <text:p text:style-name="P1"><text:span text:style-name="T1">Kernel Function and Kernel Derivative Calcul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4" draw:layer="layout" svg:width="6.198cm" svg:height="2.6cm" svg:x="8.223cm" svg:y="9.345cm">
          <text:p text:style-name="P1"><text:span text:style-name="T1">Density Calculation Mod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11.322cm" svg:y1="2.905cm" svg:x2="11.322cm" svg:y2="3.98cm" draw:start-shape="id1" draw:start-glue-point="6" draw:end-shape="id2" draw:end-glue-point="4" svg:d="m11322 2905v1075">
          <text:p/>
        </draw:connector>
        <draw:connector draw:style-name="gr4" draw:text-style-name="P1" draw:layer="layout" svg:x1="11.322cm" svg:y1="5.445cm" svg:x2="11.325cm" svg:y2="6.535cm" draw:start-shape="id2" draw:start-glue-point="6" draw:end-shape="id3" draw:end-glue-point="4" svg:d="m11322 5445v545h3v545">
          <text:p/>
        </draw:connector>
        <draw:connector draw:style-name="gr4" draw:text-style-name="P1" draw:layer="layout" svg:x1="11.325cm" svg:y1="8.22cm" svg:x2="11.321cm" svg:y2="9.345cm" draw:start-shape="id3" draw:start-glue-point="6" draw:end-shape="id4" draw:end-glue-point="4" svg:d="m11325 8220v563h-4v562">
          <text:p/>
        </draw:connector>
        <draw:custom-shape draw:style-name="gr3" draw:text-style-name="P2" draw:id="id5" draw:layer="layout" svg:width="5.78cm" svg:height="2.095cm" svg:x="1.8cm" svg:y="14.85cm">
          <text:p text:style-name="P1"><text:span text:style-name="T1">Calculation of Density Change R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6" draw:layer="layout" svg:width="6.35cm" svg:height="1.06cm" svg:x="15.275cm" svg:y="11.875cm">
          <text:p text:style-name="P1"><text:span text:style-name="T1">Summation of Dens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8.223cm" svg:y1="10.644cm" svg:x2="4.689cm" svg:y2="14.85cm" draw:start-shape="id4" draw:start-glue-point="5" draw:end-shape="id5" draw:end-glue-point="4" svg:d="m8223 10644h-3534v4206">
          <text:p/>
        </draw:connector>
        <draw:connector draw:style-name="gr4" draw:text-style-name="P1" draw:layer="layout" svg:x1="14.421cm" svg:y1="10.644cm" svg:x2="18.449cm" svg:y2="11.875cm" draw:start-shape="id4" draw:start-glue-point="7" draw:end-shape="id6" draw:end-glue-point="4" svg:d="m14421 10644h4028v1231">
          <text:p/>
        </draw:connector>
        <draw:custom-shape draw:style-name="gr3" draw:text-style-name="P2" draw:id="id8" draw:layer="layout" svg:width="6.985cm" svg:height="1.795cm" svg:x="9.22cm" svg:y="15.585cm">
          <text:p text:style-name="P1"><text:span text:style-name="T1">Forces Calculation (including Artificial Viscous Force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9" draw:layer="layout" svg:width="8.255cm" svg:height="1.905cm" svg:x="8.582cm" svg:y="18.72cm">
          <text:p text:style-name="P1"><text:span text:style-name="T2">Calculation of Energy &amp; Momentum Change R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line-skew="1.782cm" svg:x1="4.689cm" svg:y1="16.945cm" svg:x2="11.242cm" svg:y2="22.13cm" draw:start-shape="id5" draw:start-glue-point="6" draw:end-shape="id7" draw:end-glue-point="4" svg:d="m4689 16945v4375h6553v810">
          <text:p/>
        </draw:connector>
        <draw:connector draw:style-name="gr5" draw:text-style-name="P1" draw:layer="layout" draw:line-skew="0cm 0.499cm" svg:x1="8.223cm" svg:y1="10.644cm" svg:x2="12.712cm" svg:y2="15.585cm" draw:start-shape="id4" draw:start-glue-point="5" draw:end-shape="id8" draw:end-glue-point="4" svg:d="m8223 10644h-501v3620h4990v1321">
          <text:p/>
        </draw:connector>
        <draw:connector draw:style-name="gr5" draw:text-style-name="P1" draw:layer="layout" svg:x1="18.449cm" svg:y1="12.935cm" svg:x2="12.712cm" svg:y2="15.585cm" draw:start-shape="id6" draw:start-glue-point="6" draw:end-shape="id8" svg:d="m18449 12935v1325h-5737v1325">
          <text:p/>
        </draw:connector>
        <draw:connector draw:style-name="gr5" draw:text-style-name="P1" draw:layer="layout" svg:x1="12.712cm" svg:y1="17.38cm" svg:x2="12.709cm" svg:y2="18.72cm" draw:start-shape="id8" draw:start-glue-point="6" draw:end-shape="id9" draw:end-glue-point="4" svg:d="m12712 17380v670h-3v670">
          <text:p/>
        </draw:connector>
        <draw:custom-shape draw:style-name="gr3" draw:text-style-name="P3" draw:id="id7" draw:layer="layout" svg:width="8.255cm" svg:height="1.27cm" svg:x="7.115cm" svg:y="22.13cm">
          <text:p text:style-name="P1"><text:span text:style-name="T2">Update Values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line-skew="-0.058cm" svg:x1="12.709cm" svg:y1="20.625cm" svg:x2="11.242cm" svg:y2="22.13cm" draw:start-shape="id9" draw:start-glue-point="6" draw:end-shape="id7" draw:end-glue-point="4" svg:d="m12709 20625v695h-1467v810">
          <text:p/>
        </draw:connector>
        <draw:custom-shape draw:style-name="gr3" draw:text-style-name="P3" draw:id="id10" draw:layer="layout" svg:width="6.998cm" svg:height="1.27cm" svg:x="7.738cm" svg:y="24.83cm">
          <text:p text:style-name="P1"><text:span text:style-name="T2">Output Modu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11.242cm" svg:y1="23.4cm" svg:x2="11.236cm" svg:y2="24.83cm" draw:start-shape="id7" draw:start-glue-point="6" draw:end-shape="id10" draw:end-glue-point="4" svg:d="m11242 23400v716h-6v714">
          <text:p/>
        </draw:connector>
        <draw:frame draw:style-name="gr6" draw:text-style-name="P4" draw:layer="layout" svg:width="6.533cm" svg:height="2.1cm" svg:x="1.245cm" svg:y="3.48cm">
          <draw:text-box>
            <text:p text:style-name="P1"><text:span text:style-name="T3">Main computation loop</text:span></text:p>
            <text:p><text:span text:style-name="T3"><text:s/></text:span><text:span text:style-name="T3">(repeated for each time step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978cm" fo:page-height="28.1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6-30T10:24:52</meta:creation-date>
    <dc:date>2010-12-15T08:59:30</dc:date>
    <meta:editing-duration>PT00H42M06S</meta:editing-duration>
    <meta:editing-cycles>11</meta:editing-cycles>
    <meta:generator>OpenOffice.org/3.1$Linux OpenOffice.org_project/310m21$Build-9319</meta:generator>
    <meta:document-statistic meta:object-count="23"/>
  </office:meta>
</office:document-meta>
</file>